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3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0416in" text:min-label-width="0.25in" text:list-level-position-and-space-mode="label-alignment">
          <style:list-level-label-alignment text:label-followed-by="listtab" fo:margin-left="5.2916in" fo:text-indent="-0.25in"/>
        </style:list-level-properties>
        <style:text-properties style:font-name="Wingdings"/>
      </text:list-level-style-bullet>
    </text:list-style>
    <style:style style:name="P1" style:parent-style-name="PreformattedText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3" style:parent-style-name="Fonteparág.padrão" style:family="text">
      <style:text-properties fo:font-size="12pt" style:font-size-asian="12pt" fo:language="pt" fo:country="BR"/>
    </style:style>
    <style:style style:name="T4" style:parent-style-name="Fonteparág.padrão" style:family="text">
      <style:text-properties fo:font-size="12pt" style:font-size-asian="12pt" fo:language="pt" fo:country="BR"/>
    </style:style>
    <style:style style:name="T5" style:parent-style-name="Fonteparág.padrão" style:family="text">
      <style:text-properties fo:font-size="12pt" style:font-size-asian="12pt" fo:language="pt" fo:country="BR"/>
    </style:style>
    <style:style style:name="T6" style:parent-style-name="Fonteparág.padrão" style:family="text">
      <style:text-properties fo:font-size="12pt" style:font-size-asian="12pt" fo:language="pt" fo:country="BR"/>
    </style:style>
    <style:style style:name="T7" style:parent-style-name="Fonteparág.padrão" style:family="text">
      <style:text-properties fo:font-size="12pt" style:font-size-asian="12pt" fo:language="pt" fo:country="BR"/>
    </style:style>
    <style:style style:name="T8" style:parent-style-name="Fonteparág.padrão" style:family="text">
      <style:text-properties fo:font-size="12pt" style:font-size-asian="12pt" fo:language="pt" fo:country="BR"/>
    </style:style>
    <style:style style:name="T9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0" style:parent-style-name="Fonteparág.padrão" style:family="text">
      <style:text-properties fo:font-size="12pt" style:font-size-asian="12pt" fo:language="pt" fo:country="BR"/>
    </style:style>
    <style:style style:name="T11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2" style:parent-style-name="Fonteparág.padrão" style:family="text">
      <style:text-properties fo:font-size="12pt" style:font-size-asian="12pt" fo:language="pt" fo:country="BR"/>
    </style:style>
    <style:style style:name="T13" style:parent-style-name="Fonteparág.padrão" style:family="text">
      <style:text-properties fo:font-size="12pt" style:font-size-asian="12pt" fo:language="pt" fo:country="BR"/>
    </style:style>
    <style:style style:name="T14" style:parent-style-name="Fonteparág.padrão" style:family="text">
      <style:text-properties fo:font-size="12pt" style:font-size-asian="12pt" fo:language="pt" fo:country="BR"/>
    </style:style>
    <style:style style:name="T15" style:parent-style-name="Fonteparág.padrão" style:family="text">
      <style:text-properties fo:font-size="12pt" style:font-size-asian="12pt" fo:language="pt" fo:country="BR"/>
    </style:style>
    <style:style style:name="T16" style:parent-style-name="Fonteparág.padrão" style:family="text">
      <style:text-properties fo:font-size="12pt" style:font-size-asian="12pt" fo:language="pt" fo:country="BR"/>
    </style:style>
    <style:style style:name="T17" style:parent-style-name="Fonteparág.padrão" style:family="text">
      <style:text-properties fo:font-size="12pt" style:font-size-asian="12pt" fo:language="pt" fo:country="BR"/>
    </style:style>
    <style:style style:name="T18" style:parent-style-name="Fonteparág.padrão" style:family="text">
      <style:text-properties fo:font-size="12pt" style:font-size-asian="12pt" fo:language="pt" fo:country="BR"/>
    </style:style>
    <style:style style:name="T19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20" style:parent-style-name="Fonteparág.padrão" style:family="text">
      <style:text-properties fo:font-size="12pt" style:font-size-asian="12pt" fo:language="pt" fo:country="BR"/>
    </style:style>
    <style:style style:name="T21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22" style:parent-style-name="Fonteparág.padrão" style:family="text">
      <style:text-properties fo:font-size="12pt" style:font-size-asian="12pt" fo:language="pt" fo:country="BR"/>
    </style:style>
    <style:style style:name="T23" style:parent-style-name="Fonteparág.padrão" style:family="text">
      <style:text-properties fo:font-size="12pt" style:font-size-asian="12pt" fo:language="pt" fo:country="BR"/>
    </style:style>
    <style:style style:name="T24" style:parent-style-name="Fonteparág.padrão" style:family="text">
      <style:text-properties fo:font-size="12pt" style:font-size-asian="12pt" fo:language="pt" fo:country="BR"/>
    </style:style>
    <style:style style:name="T25" style:parent-style-name="Fonteparág.padrão" style:family="text">
      <style:text-properties fo:font-size="12pt" style:font-size-asian="12pt" fo:language="pt" fo:country="BR"/>
    </style:style>
    <style:style style:name="T26" style:parent-style-name="Fonteparág.padrão" style:family="text">
      <style:text-properties fo:font-size="12pt" style:font-size-asian="12pt" fo:language="pt" fo:country="BR"/>
    </style:style>
    <style:style style:name="T27" style:parent-style-name="Fonteparág.padrão" style:family="text">
      <style:text-properties fo:font-size="12pt" style:font-size-asian="12pt" fo:language="pt" fo:country="BR"/>
    </style:style>
    <style:style style:name="T28" style:parent-style-name="Fonteparág.padrão" style:family="text">
      <style:text-properties fo:font-size="12pt" style:font-size-asian="12pt" fo:language="pt" fo:country="BR"/>
    </style:style>
    <style:style style:name="T29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30" style:parent-style-name="Fonteparág.padrão" style:family="text">
      <style:text-properties fo:font-size="12pt" style:font-size-asian="12pt" fo:language="pt" fo:country="BR"/>
    </style:style>
    <style:style style:name="T31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32" style:parent-style-name="Fonteparág.padrão" style:family="text">
      <style:text-properties fo:font-size="12pt" style:font-size-asian="12pt" fo:language="pt" fo:country="BR"/>
    </style:style>
    <style:style style:name="T33" style:parent-style-name="Fonteparág.padrão" style:family="text">
      <style:text-properties fo:font-size="12pt" style:font-size-asian="12pt" fo:language="pt" fo:country="BR"/>
    </style:style>
    <style:style style:name="T34" style:parent-style-name="Fonteparág.padrão" style:family="text">
      <style:text-properties fo:font-size="12pt" style:font-size-asian="12pt" fo:language="pt" fo:country="BR"/>
    </style:style>
    <style:style style:name="T35" style:parent-style-name="Fonteparág.padrão" style:family="text">
      <style:text-properties fo:font-size="12pt" style:font-size-asian="12pt" fo:language="pt" fo:country="BR"/>
    </style:style>
    <style:style style:name="T36" style:parent-style-name="Fonteparág.padrão" style:family="text">
      <style:text-properties fo:font-size="12pt" style:font-size-asian="12pt" fo:language="pt" fo:country="BR"/>
    </style:style>
    <style:style style:name="T37" style:parent-style-name="Fonteparág.padrão" style:family="text">
      <style:text-properties fo:font-size="12pt" style:font-size-asian="12pt" fo:language="pt" fo:country="BR"/>
    </style:style>
    <style:style style:name="T38" style:parent-style-name="Fonteparág.padrão" style:family="text">
      <style:text-properties fo:font-size="12pt" style:font-size-asian="12pt" fo:language="pt" fo:country="BR"/>
    </style:style>
    <style:style style:name="T39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40" style:parent-style-name="Fonteparág.padrão" style:family="text">
      <style:text-properties fo:font-size="12pt" style:font-size-asian="12pt" fo:language="pt" fo:country="BR"/>
    </style:style>
    <style:style style:name="T41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42" style:parent-style-name="Fonteparág.padrão" style:family="text">
      <style:text-properties fo:font-size="12pt" style:font-size-asian="12pt" fo:language="pt" fo:country="BR"/>
    </style:style>
    <style:style style:name="T43" style:parent-style-name="Fonteparág.padrão" style:family="text">
      <style:text-properties fo:font-size="12pt" style:font-size-asian="12pt" fo:language="pt" fo:country="BR"/>
    </style:style>
    <style:style style:name="T44" style:parent-style-name="Fonteparág.padrão" style:family="text">
      <style:text-properties fo:font-size="12pt" style:font-size-asian="12pt" fo:language="pt" fo:country="BR"/>
    </style:style>
    <style:style style:name="T45" style:parent-style-name="Fonteparág.padrão" style:family="text">
      <style:text-properties fo:font-size="12pt" style:font-size-asian="12pt" fo:language="pt" fo:country="BR"/>
    </style:style>
    <style:style style:name="T46" style:parent-style-name="Fonteparág.padrão" style:family="text">
      <style:text-properties fo:font-size="12pt" style:font-size-asian="12pt" fo:language="pt" fo:country="BR"/>
    </style:style>
    <style:style style:name="T47" style:parent-style-name="Fonteparág.padrão" style:family="text">
      <style:text-properties fo:font-size="12pt" style:font-size-asian="12pt" fo:language="pt" fo:country="BR"/>
    </style:style>
    <style:style style:name="T48" style:parent-style-name="Fonteparág.padrão" style:family="text">
      <style:text-properties fo:font-size="12pt" style:font-size-asian="12pt" fo:language="pt" fo:country="BR"/>
    </style:style>
    <style:style style:name="T49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50" style:parent-style-name="Fonteparág.padrão" style:family="text">
      <style:text-properties fo:font-size="12pt" style:font-size-asian="12pt" fo:language="pt" fo:country="BR"/>
    </style:style>
    <style:style style:name="T51" style:parent-style-name="Fonteparág.padrão" style:family="text">
      <style:text-properties fo:font-size="12pt" style:font-size-asian="12pt" fo:language="pt" fo:country="BR"/>
    </style:style>
    <style:style style:name="P52" style:parent-style-name="PreformattedText" style:family="paragraph">
      <style:text-properties fo:language="pt" fo:country="BR"/>
    </style:style>
    <style:style style:name="P53" style:parent-style-name="PreformattedText" style:family="paragraph">
      <style:paragraph-properties fo:text-align="center"/>
      <style:text-properties fo:font-weight="bold" style:font-weight-asian="bold" style:font-weight-complex="bold" fo:font-size="22pt" style:font-size-asian="22pt" fo:language="pt" fo:country="BR"/>
    </style:style>
    <style:style style:name="P54" style:parent-style-name="PreformattedText" style:family="paragraph">
      <style:paragraph-properties fo:text-align="center"/>
      <style:text-properties fo:font-weight="bold" style:font-weight-asian="bold" style:font-weight-complex="bold" fo:font-size="24pt" style:font-size-asian="24pt" fo:language="pt" fo:country="BR"/>
    </style:style>
    <style:style style:name="P55" style:parent-style-name="PreformattedText" style:family="paragraph">
      <style:paragraph-properties fo:text-align="center"/>
      <style:text-properties fo:font-weight="bold" style:font-weight-asian="bold" style:font-weight-complex="bold" fo:font-size="22pt" style:font-size-asian="22pt" fo:language="pt" fo:country="BR"/>
    </style:style>
    <style:style style:name="P56" style:parent-style-name="PreformattedText" style:list-style-name="LFO2" style:family="paragraph">
      <style:paragraph-properties fo:text-align="justify" fo:line-height="115%"/>
      <style:text-properties fo:font-weight="bold" style:font-weight-asian="bold" style:font-weight-complex="bold" fo:font-size="20pt" style:font-size-asian="20pt" fo:language="pt" fo:country="BR"/>
    </style:style>
    <style:style style:name="P57" style:parent-style-name="PreformattedText" style:list-style-name="LFO2" style:family="paragraph">
      <style:paragraph-properties fo:text-align="justify" fo:line-height="115%"/>
      <style:text-properties fo:font-weight="bold" style:font-weight-asian="bold" style:font-weight-complex="bold" fo:font-size="20pt" style:font-size-asian="20pt" fo:language="pt" fo:country="BR"/>
    </style:style>
    <style:style style:name="P58" style:parent-style-name="PreformattedText" style:family="paragraph">
      <style:paragraph-properties fo:text-align="justify" fo:margin-top="0.0395in" fo:margin-bottom="0.0395in" fo:line-height="115%" fo:margin-left="0.25in" fo:text-indent="0.2423in">
        <style:tab-stops/>
      </style:paragraph-properties>
    </style:style>
    <style:style style:name="T59" style:parent-style-name="Fonteparág.padrão" style:family="text">
      <style:text-properties fo:font-size="12pt" style:font-size-asian="12pt" fo:language="pt" fo:country="BR"/>
    </style:style>
    <style:style style:name="T60" style:parent-style-name="Fonteparág.padrão" style:family="text">
      <style:text-properties fo:font-style="italic" style:font-style-asian="italic" style:font-style-complex="italic" fo:font-size="12pt" style:font-size-asian="12pt" fo:language="pt" fo:country="BR"/>
    </style:style>
    <style:style style:name="T61" style:parent-style-name="Fonteparág.padrão" style:family="text">
      <style:text-properties fo:font-size="12pt" style:font-size-asian="12pt" fo:language="pt" fo:country="BR"/>
    </style:style>
    <style:style style:name="T62" style:parent-style-name="Fonteparág.padrão" style:family="text">
      <style:text-properties fo:font-size="12pt" style:font-size-asian="12pt" fo:language="pt" fo:country="BR"/>
    </style:style>
    <style:style style:name="P63" style:parent-style-name="PreformattedText" style:list-style-name="LFO2" style:family="paragraph">
      <style:paragraph-properties fo:text-align="justify" fo:line-height="115%"/>
      <style:text-properties fo:font-weight="bold" style:font-weight-asian="bold" style:font-weight-complex="bold" fo:font-size="20pt" style:font-size-asian="20pt" fo:language="pt" fo:country="BR"/>
    </style:style>
    <style:style style:name="P64" style:parent-style-name="PreformattedText" style:family="paragraph">
      <style:paragraph-properties fo:text-align="justify" fo:margin-top="0.0395in" fo:margin-bottom="0.0395in" fo:line-height="115%" fo:margin-left="0.25in" fo:text-indent="0.2423in">
        <style:tab-stops/>
      </style:paragraph-properties>
      <style:text-properties fo:font-size="12pt" style:font-size-asian="12pt" fo:language="pt" fo:country="BR"/>
    </style:style>
    <style:style style:name="P65" style:parent-style-name="PreformattedText" style:family="paragraph">
      <style:paragraph-properties fo:text-align="justify" fo:margin-top="0.0395in" fo:margin-bottom="0.0395in" fo:line-height="115%" fo:margin-left="0.25in" fo:text-indent="0.2423in">
        <style:tab-stops/>
      </style:paragraph-properties>
    </style:style>
    <style:style style:name="T66" style:parent-style-name="Fonteparág.padrão" style:family="text">
      <style:text-properties fo:font-size="12pt" style:font-size-asian="12pt" fo:language="pt" fo:country="BR"/>
    </style:style>
    <style:style style:name="T67" style:parent-style-name="Fonteparág.padrão" style:family="text">
      <style:text-properties fo:font-size="12pt" style:font-size-asian="12pt" fo:language="pt" fo:country="BR"/>
    </style:style>
    <style:style style:name="T68" style:parent-style-name="Fonteparág.padrão" style:family="text">
      <style:text-properties fo:font-size="12pt" style:font-size-asian="12pt" fo:language="pt" fo:country="BR"/>
    </style:style>
    <style:style style:name="T69" style:parent-style-name="Fonteparág.padrão" style:family="text">
      <style:text-properties fo:font-size="12pt" style:font-size-asian="12pt" fo:language="pt" fo:country="BR"/>
    </style:style>
    <style:style style:name="T70" style:parent-style-name="Fonteparág.padrão" style:family="text">
      <style:text-properties fo:font-style="italic" style:font-style-asian="italic" style:font-style-complex="italic" fo:font-size="12pt" style:font-size-asian="12pt" fo:language="pt" fo:country="BR"/>
    </style:style>
    <style:style style:name="T71" style:parent-style-name="Fonteparág.padrão" style:family="text">
      <style:text-properties fo:font-size="12pt" style:font-size-asian="12pt" fo:language="pt" fo:country="BR"/>
    </style:style>
    <style:style style:name="P72" style:parent-style-name="PreformattedText" style:family="paragraph">
      <style:paragraph-properties fo:text-align="justify" fo:margin-top="0.0395in" fo:margin-bottom="0.0395in" fo:line-height="115%" fo:margin-left="0.25in" fo:text-indent="0.2423in">
        <style:tab-stops/>
      </style:paragraph-properties>
    </style:style>
    <style:style style:name="T73" style:parent-style-name="Fonteparág.padrão" style:family="text">
      <style:text-properties fo:font-size="12pt" style:font-size-asian="12pt" fo:language="pt" fo:country="BR"/>
    </style:style>
    <style:style style:name="T74" style:parent-style-name="Fonteparág.padrão" style:family="text">
      <style:text-properties fo:font-style="italic" style:font-style-asian="italic" style:font-style-complex="italic" fo:font-size="12pt" style:font-size-asian="12pt" fo:language="pt" fo:country="BR"/>
    </style:style>
    <style:style style:name="T75" style:parent-style-name="Fonteparág.padrão" style:family="text">
      <style:text-properties fo:font-style="italic" style:font-style-asian="italic" style:font-style-complex="italic" fo:font-size="12pt" style:font-size-asian="12pt" fo:language="pt" fo:country="BR"/>
    </style:style>
    <style:style style:name="T76" style:parent-style-name="Fonteparág.padrão" style:family="text">
      <style:text-properties fo:font-size="12pt" style:font-size-asian="12pt" fo:language="pt" fo:country="BR"/>
    </style:style>
    <style:style style:name="T77" style:parent-style-name="Fonteparág.padrão" style:family="text">
      <style:text-properties fo:font-size="12pt" style:font-size-asian="12pt" fo:language="pt" fo:country="BR"/>
    </style:style>
    <style:style style:name="T78" style:parent-style-name="Fonteparág.padrão" style:family="text">
      <style:text-properties fo:font-size="12pt" style:font-size-asian="12pt" fo:language="pt" fo:country="BR"/>
    </style:style>
    <style:style style:name="T79" style:parent-style-name="Fonteparág.padrão" style:family="text">
      <style:text-properties fo:font-size="12pt" style:font-size-asian="12pt" fo:language="pt" fo:country="BR"/>
    </style:style>
    <style:style style:name="T80" style:parent-style-name="Fonteparág.padrão" style:family="text">
      <style:text-properties fo:font-size="12pt" style:font-size-asian="12pt" fo:language="pt" fo:country="BR"/>
    </style:style>
    <style:style style:name="T81" style:parent-style-name="Fonteparág.padrão" style:family="text">
      <style:text-properties fo:font-size="12pt" style:font-size-asian="12pt" fo:language="pt" fo:country="BR"/>
    </style:style>
    <style:style style:name="T82" style:parent-style-name="Fonteparág.padrão" style:family="text">
      <style:text-properties fo:font-size="12pt" style:font-size-asian="12pt" fo:language="pt" fo:country="BR"/>
    </style:style>
    <style:style style:name="T83" style:parent-style-name="Fonteparág.padrão" style:family="text">
      <style:text-properties fo:font-size="12pt" style:font-size-asian="12pt" fo:language="pt" fo:country="BR"/>
    </style:style>
    <style:style style:name="T84" style:parent-style-name="Fonteparág.padrão" style:family="text">
      <style:text-properties fo:font-style="italic" style:font-style-asian="italic" style:font-style-complex="italic" fo:font-size="12pt" style:font-size-asian="12pt" fo:language="pt" fo:country="BR"/>
    </style:style>
    <style:style style:name="T85" style:parent-style-name="Fonteparág.padrão" style:family="text">
      <style:text-properties fo:font-size="12pt" style:font-size-asian="12pt" fo:language="pt" fo:country="BR"/>
    </style:style>
    <style:style style:name="T86" style:parent-style-name="Fonteparág.padrão" style:family="text">
      <style:text-properties fo:font-size="12pt" style:font-size-asian="12pt" fo:language="pt" fo:country="BR"/>
    </style:style>
    <style:style style:name="T87" style:parent-style-name="Fonteparág.padrão" style:family="text">
      <style:text-properties fo:font-size="12pt" style:font-size-asian="12pt" fo:language="pt" fo:country="BR"/>
    </style:style>
    <style:style style:name="P88" style:parent-style-name="PreformattedText" style:family="paragraph">
      <style:paragraph-properties fo:text-align="justify" fo:margin-top="0.0395in" fo:margin-bottom="0.0395in" fo:line-height="115%"/>
    </style:style>
    <style:style style:name="T89" style:parent-style-name="Fonteparág.padrão" style:family="text">
      <style:text-properties fo:font-size="12pt" style:font-size-asian="12pt" fo:language="pt" fo:country="BR"/>
    </style:style>
    <style:style style:name="P90" style:parent-style-name="PreformattedText" style:family="paragraph">
      <style:paragraph-properties fo:text-align="justify"/>
      <style:text-properties fo:font-weight="bold" style:font-weight-asian="bold" style:font-weight-complex="bold" fo:font-size="20pt" style:font-size-asian="20pt" fo:language="pt" fo:country="BR"/>
    </style:style>
    <style:style style:name="P91" style:parent-style-name="PreformattedText" style:family="paragraph">
      <style:paragraph-properties fo:text-align="justify" fo:text-indent="0.4923in"/>
    </style:style>
    <style:style style:name="T92" style:parent-style-name="Fonteparág.padrão" style:family="text">
      <style:text-properties fo:font-size="12pt" style:font-size-asian="12pt" fo:language="pt" fo:country="BR"/>
    </style:style>
    <style:style style:name="T93" style:parent-style-name="Fonteparág.padrão" style:family="text">
      <style:text-properties fo:font-size="12pt" style:font-size-asian="12pt" fo:language="pt" fo:country="BR"/>
    </style:style>
    <style:style style:name="T94" style:parent-style-name="Fonteparág.padrão" style:family="text">
      <style:text-properties fo:font-size="12pt" style:font-size-asian="12pt" fo:language="pt" fo:country="BR"/>
    </style:style>
    <style:style style:name="T95" style:parent-style-name="Hyperlink" style:family="text">
      <style:text-properties fo:font-size="12pt" style:font-size-asian="12pt" fo:language="pt" fo:country="BR"/>
    </style:style>
    <style:style style:name="T96" style:parent-style-name="Fonteparág.padrão" style:family="text">
      <style:text-properties fo:font-size="12pt" style:font-size-asian="12pt" fo:language="pt" fo:country="BR"/>
    </style:style>
    <style:style style:name="P97" style:parent-style-name="PreformattedText" style:family="paragraph">
      <style:paragraph-properties fo:text-align="justify" fo:text-indent="0.4923in"/>
      <style:text-properties fo:font-weight="bold" style:font-weight-asian="bold" style:font-weight-complex="bold" fo:font-size="20pt" style:font-size-asian="20pt" fo:language="pt" fo:country="BR"/>
    </style:style>
    <style:style style:name="P98" style:parent-style-name="PreformattedText" style:family="paragraph">
      <style:paragraph-properties fo:text-align="justify"/>
      <style:text-properties fo:font-weight="bold" style:font-weight-asian="bold" style:font-weight-complex="bold" fo:font-size="20pt" style:font-size-asian="20pt" fo:language="pt" fo:country="BR"/>
    </style:style>
    <style:style style:name="P99" style:parent-style-name="PreformattedText" style:family="paragraph">
      <style:paragraph-properties fo:text-align="justify" fo:text-indent="0.4923in"/>
      <style:text-properties fo:font-size="12pt" style:font-size-asian="12pt" fo:language="pt" fo:country="BR"/>
    </style:style>
    <style:style style:name="P100" style:parent-style-name="PreformattedText" style:list-style-name="LFO3" style:family="paragraph">
      <style:paragraph-properties fo:text-align="justify"/>
    </style:style>
    <style:style style:name="T101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02" style:parent-style-name="Fonteparág.padrão" style:family="text">
      <style:text-properties fo:font-size="12pt" style:font-size-asian="12pt" fo:language="pt" fo:country="BR"/>
    </style:style>
    <style:style style:name="T103" style:parent-style-name="Fonteparág.padrão" style:family="text">
      <style:text-properties fo:font-size="12pt" style:font-size-asian="12pt" fo:language="pt" fo:country="BR"/>
    </style:style>
    <style:style style:name="P104" style:parent-style-name="PreformattedText" style:list-style-name="LFO3" style:family="paragraph">
      <style:paragraph-properties fo:text-align="justify"/>
      <style:text-properties fo:font-size="12pt" style:font-size-asian="12pt" fo:language="pt" fo:country="BR"/>
    </style:style>
    <style:style style:name="P105" style:parent-style-name="PreformattedText" style:list-style-name="LFO3" style:family="paragraph">
      <style:paragraph-properties fo:text-align="justify"/>
    </style:style>
    <style:style style:name="T106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07" style:parent-style-name="Fonteparág.padrão" style:family="text">
      <style:text-properties fo:font-size="12pt" style:font-size-asian="12pt" fo:language="pt" fo:country="BR"/>
    </style:style>
    <style:style style:name="T108" style:parent-style-name="Fonteparág.padrão" style:family="text">
      <style:text-properties fo:font-size="12pt" style:font-size-asian="12pt" fo:language="pt" fo:country="BR"/>
    </style:style>
    <style:style style:name="P109" style:parent-style-name="PreformattedText" style:list-style-name="LFO3" style:family="paragraph">
      <style:paragraph-properties fo:text-align="justify"/>
    </style:style>
    <style:style style:name="T110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11" style:parent-style-name="Fonteparág.padrão" style:family="text">
      <style:text-properties fo:font-size="12pt" style:font-size-asian="12pt" fo:language="pt" fo:country="BR"/>
    </style:style>
    <style:style style:name="P112" style:parent-style-name="PreformattedText" style:list-style-name="LFO3" style:family="paragraph">
      <style:paragraph-properties fo:text-align="justify"/>
    </style:style>
    <style:style style:name="T113" style:parent-style-name="Fonteparág.padrão" style:family="text">
      <style:text-properties fo:font-size="12pt" style:font-size-asian="12pt" fo:language="pt" fo:country="BR"/>
    </style:style>
    <style:style style:name="T114" style:parent-style-name="Fonteparág.padrão" style:family="text">
      <style:text-properties fo:font-size="12pt" style:font-size-asian="12pt" fo:language="pt" fo:country="BR"/>
    </style:style>
    <style:style style:name="P115" style:parent-style-name="PreformattedText" style:list-style-name="LFO3" style:family="paragraph">
      <style:paragraph-properties fo:text-align="justify"/>
    </style:style>
    <style:style style:name="T116" style:parent-style-name="Fonteparág.padrão" style:family="text">
      <style:text-properties fo:font-size="12pt" style:font-size-asian="12pt" fo:language="pt" fo:country="BR"/>
    </style:style>
    <style:style style:name="T117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18" style:parent-style-name="Fonteparág.padrão" style:family="text">
      <style:text-properties fo:font-size="12pt" style:font-size-asian="12pt" fo:language="pt" fo:country="BR"/>
    </style:style>
    <style:style style:name="P119" style:parent-style-name="PreformattedText" style:list-style-name="LFO3" style:family="paragraph">
      <style:paragraph-properties fo:text-align="justify"/>
    </style:style>
    <style:style style:name="T120" style:parent-style-name="Fonteparág.padrão" style:family="text">
      <style:text-properties fo:font-size="12pt" style:font-size-asian="12pt" fo:language="pt" fo:country="BR"/>
    </style:style>
    <style:style style:name="P121" style:parent-style-name="PreformattedText" style:list-style-name="LFO3" style:family="paragraph">
      <style:paragraph-properties fo:text-align="justify"/>
    </style:style>
    <style:style style:name="T122" style:parent-style-name="Fonteparág.padrão" style:family="text">
      <style:text-properties fo:font-size="12pt" style:font-size-asian="12pt" fo:language="pt" fo:country="BR"/>
    </style:style>
    <style:style style:name="T123" style:parent-style-name="Fonteparág.padrão" style:family="text">
      <style:text-properties fo:font-size="12pt" style:font-size-asian="12pt" fo:language="pt" fo:country="BR"/>
    </style:style>
    <style:style style:name="P124" style:parent-style-name="PreformattedText" style:list-style-name="LFO3" style:family="paragraph">
      <style:paragraph-properties fo:text-align="justify"/>
    </style:style>
    <style:style style:name="T125" style:parent-style-name="Fonteparág.padrão" style:family="text">
      <style:text-properties fo:font-size="12pt" style:font-size-asian="12pt" fo:language="pt" fo:country="BR"/>
    </style:style>
    <style:style style:name="P126" style:parent-style-name="PreformattedText" style:list-style-name="LFO3" style:family="paragraph">
      <style:paragraph-properties fo:text-align="justify"/>
    </style:style>
    <style:style style:name="T127" style:parent-style-name="Fonteparág.padrão" style:family="text">
      <style:text-properties fo:font-size="12pt" style:font-size-asian="12pt" fo:language="pt" fo:country="BR"/>
    </style:style>
    <style:style style:name="T128" style:parent-style-name="Fonteparág.padrão" style:family="text">
      <style:text-properties fo:font-size="12pt" style:font-size-asian="12pt" fo:language="pt" fo:country="BR"/>
    </style:style>
    <style:style style:name="P129" style:parent-style-name="PreformattedText" style:list-style-name="LFO3" style:family="paragraph">
      <style:paragraph-properties fo:text-align="justify"/>
    </style:style>
    <style:style style:name="T130" style:parent-style-name="Fonteparág.padrão" style:family="text">
      <style:text-properties fo:font-size="12pt" style:font-size-asian="12pt" fo:language="pt" fo:country="BR"/>
    </style:style>
    <style:style style:name="P131" style:parent-style-name="PreformattedText" style:list-style-name="LFO3" style:family="paragraph">
      <style:paragraph-properties fo:text-align="justify"/>
    </style:style>
    <style:style style:name="T132" style:parent-style-name="Fonteparág.padrão" style:family="text">
      <style:text-properties fo:font-size="12pt" style:font-size-asian="12pt" fo:language="pt" fo:country="BR"/>
    </style:style>
    <style:style style:name="T133" style:parent-style-name="Fonteparág.padrão" style:family="text">
      <style:text-properties fo:font-size="12pt" style:font-size-asian="12pt" fo:language="pt" fo:country="BR"/>
    </style:style>
    <style:style style:name="P134" style:parent-style-name="PreformattedText" style:list-style-name="LFO3" style:family="paragraph">
      <style:paragraph-properties fo:text-align="justify"/>
    </style:style>
    <style:style style:name="T135" style:parent-style-name="Fonteparág.padrão" style:family="text">
      <style:text-properties fo:font-size="12pt" style:font-size-asian="12pt" fo:language="pt" fo:country="BR"/>
    </style:style>
    <style:style style:name="P136" style:parent-style-name="PreformattedText" style:list-style-name="LFO3" style:family="paragraph">
      <style:paragraph-properties fo:text-align="justify"/>
    </style:style>
    <style:style style:name="T137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38" style:parent-style-name="Fonteparág.padrão" style:family="text">
      <style:text-properties fo:font-size="12pt" style:font-size-asian="12pt" fo:language="pt" fo:country="BR"/>
    </style:style>
    <style:style style:name="P139" style:parent-style-name="PreformattedText" style:list-style-name="LFO4" style:family="paragraph">
      <style:paragraph-properties fo:text-align="justify"/>
    </style:style>
    <style:style style:name="T140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41" style:parent-style-name="Fonteparág.padrão" style:family="text">
      <style:text-properties fo:font-size="12pt" style:font-size-asian="12pt" fo:language="pt" fo:country="BR"/>
    </style:style>
    <style:style style:name="T142" style:parent-style-name="Fonteparág.padrão" style:family="text">
      <style:text-properties fo:font-size="12pt" style:font-size-asian="12pt" fo:language="pt" fo:country="BR"/>
    </style:style>
    <style:style style:name="P143" style:parent-style-name="PreformattedText" style:list-style-name="LFO4" style:family="paragraph">
      <style:paragraph-properties fo:text-align="justify"/>
    </style:style>
    <style:style style:name="T144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45" style:parent-style-name="Fonteparág.padrão" style:family="text">
      <style:text-properties fo:font-size="12pt" style:font-size-asian="12pt" fo:language="pt" fo:country="BR"/>
    </style:style>
    <style:style style:name="P146" style:parent-style-name="PreformattedText" style:list-style-name="LFO4" style:family="paragraph">
      <style:paragraph-properties fo:text-align="justify"/>
    </style:style>
    <style:style style:name="T147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48" style:parent-style-name="Fonteparág.padrão" style:family="text">
      <style:text-properties fo:font-size="12pt" style:font-size-asian="12pt" fo:language="pt" fo:country="BR"/>
    </style:style>
    <style:style style:name="P149" style:parent-style-name="PreformattedText" style:list-style-name="LFO3" style:family="paragraph">
      <style:paragraph-properties fo:text-align="justify"/>
    </style:style>
    <style:style style:name="T150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51" style:parent-style-name="Fonteparág.padrão" style:family="text">
      <style:text-properties fo:font-size="12pt" style:font-size-asian="12pt" fo:language="pt" fo:country="BR"/>
    </style:style>
    <style:style style:name="T152" style:parent-style-name="Fonteparág.padrão" style:family="text">
      <style:text-properties fo:font-size="12pt" style:font-size-asian="12pt" fo:language="pt" fo:country="BR"/>
    </style:style>
    <style:style style:name="T153" style:parent-style-name="Fonteparág.padrão" style:family="text">
      <style:text-properties fo:font-style="italic" style:font-style-asian="italic" style:font-style-complex="italic" fo:font-size="12pt" style:font-size-asian="12pt" fo:language="pt" fo:country="BR"/>
    </style:style>
    <style:style style:name="T154" style:parent-style-name="Fonteparág.padrão" style:family="text">
      <style:text-properties fo:font-size="12pt" style:font-size-asian="12pt" fo:language="pt" fo:country="BR"/>
    </style:style>
    <style:style style:name="P155" style:parent-style-name="PreformattedText" style:list-style-name="LFO3" style:family="paragraph">
      <style:paragraph-properties fo:text-align="justify"/>
    </style:style>
    <style:style style:name="T156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57" style:parent-style-name="Fonteparág.padrão" style:family="text">
      <style:text-properties fo:font-size="12pt" style:font-size-asian="12pt" fo:language="pt" fo:country="BR"/>
    </style:style>
    <style:style style:name="T158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P159" style:parent-style-name="PreformattedText" style:list-style-name="LFO5" style:family="paragraph">
      <style:paragraph-properties fo:text-align="justify"/>
    </style:style>
    <style:style style:name="T160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61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fo:language="pt" fo:country="BR"/>
    </style:style>
    <style:style style:name="T162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63" style:parent-style-name="Fonteparág.padrão" style:family="text">
      <style:text-properties fo:font-size="12pt" style:font-size-asian="12pt" fo:language="pt" fo:country="BR"/>
    </style:style>
    <style:style style:name="P164" style:parent-style-name="PreformattedText" style:list-style-name="LFO5" style:family="paragraph">
      <style:paragraph-properties fo:text-align="justify"/>
    </style:style>
    <style:style style:name="T165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66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fo:language="pt" fo:country="BR"/>
    </style:style>
    <style:style style:name="T167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68" style:parent-style-name="Fonteparág.padrão" style:family="text">
      <style:text-properties fo:font-size="12pt" style:font-size-asian="12pt" fo:language="pt" fo:country="BR"/>
    </style:style>
    <style:style style:name="P169" style:parent-style-name="PreformattedText" style:list-style-name="LFO5" style:family="paragraph">
      <style:paragraph-properties fo:text-align="justify"/>
    </style:style>
    <style:style style:name="T170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71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72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fo:language="pt" fo:country="BR"/>
    </style:style>
    <style:style style:name="T173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74" style:parent-style-name="Fonteparág.padrão" style:family="text">
      <style:text-properties fo:font-size="12pt" style:font-size-asian="12pt" fo:language="pt" fo:country="BR"/>
    </style:style>
    <style:style style:name="P175" style:parent-style-name="PreformattedText" style:list-style-name="LFO3" style:family="paragraph">
      <style:paragraph-properties fo:text-align="justify"/>
    </style:style>
    <style:style style:name="T176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77" style:parent-style-name="Fonteparág.padrão" style:family="text">
      <style:text-properties fo:font-size="12pt" style:font-size-asian="12pt" fo:language="pt" fo:country="BR"/>
    </style:style>
    <style:style style:name="T178" style:parent-style-name="Fonteparág.padrão" style:family="text">
      <style:text-properties fo:font-style="italic" style:font-style-asian="italic" style:font-style-complex="italic" fo:font-size="12pt" style:font-size-asian="12pt" fo:language="pt" fo:country="BR"/>
    </style:style>
    <style:style style:name="P179" style:parent-style-name="PreformattedText" style:list-style-name="LFO3" style:family="paragraph">
      <style:paragraph-properties fo:text-align="justify"/>
    </style:style>
    <style:style style:name="T180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81" style:parent-style-name="Fonteparág.padrão" style:family="text">
      <style:text-properties fo:font-size="12pt" style:font-size-asian="12pt" fo:language="pt" fo:country="BR"/>
    </style:style>
    <style:style style:name="T182" style:parent-style-name="Fonteparág.padrão" style:family="text">
      <style:text-properties fo:font-style="italic" style:font-style-asian="italic" style:font-style-complex="italic" fo:font-size="12pt" style:font-size-asian="12pt" fo:language="pt" fo:country="BR"/>
    </style:style>
    <style:style style:name="T183" style:parent-style-name="Fonteparág.padrão" style:family="text">
      <style:text-properties fo:font-size="12pt" style:font-size-asian="12pt" fo:language="pt" fo:country="BR"/>
    </style:style>
    <style:style style:name="T184" style:parent-style-name="Fonteparág.padrão" style:family="text">
      <style:text-properties fo:font-size="12pt" style:font-size-asian="12pt" fo:language="pt" fo:country="BR"/>
    </style:style>
    <style:style style:name="P185" style:parent-style-name="PreformattedText" style:family="paragraph">
      <style:paragraph-properties fo:text-align="justify"/>
      <style:text-properties fo:font-size="12pt" style:font-size-asian="12pt" fo:language="pt" fo:country="BR"/>
    </style:style>
    <style:style style:name="P186" style:parent-style-name="PreformattedText" style:family="paragraph">
      <style:paragraph-properties fo:text-align="justify"/>
      <style:text-properties fo:font-weight="bold" style:font-weight-asian="bold" style:font-weight-complex="bold" fo:font-size="12pt" style:font-size-asian="12pt" fo:language="pt" fo:country="BR"/>
    </style:style>
    <style:style style:name="P187" style:parent-style-name="PreformattedText" style:family="paragraph">
      <style:paragraph-properties fo:text-align="justify" fo:margin-left="0.75in">
        <style:tab-stops/>
      </style:paragraph-properties>
      <style:text-properties fo:font-size="12pt" style:font-size-asian="12pt" fo:language="pt" fo:country="BR"/>
    </style:style>
    <style:style style:name="P188" style:parent-style-name="PreformattedText" style:family="paragraph">
      <style:paragraph-properties fo:text-align="justify" fo:margin-left="0.4923in">
        <style:tab-stops/>
      </style:paragraph-properties>
      <style:text-properties fo:font-weight="bold" style:font-weight-asian="bold" style:font-weight-complex="bold" fo:font-size="12pt" style:font-size-asian="12pt" fo:language="pt" fo:country="BR"/>
    </style:style>
  </office:automatic-styles>
  <office:body>
    <office:text text:use-soft-page-breaks="true">
      <text:p text:style-name="P1"><text:span text:style-name="T2">Nome:</text:span><text:span text:style-name="T3"><text:s/>Antônio Gustavo Muniz<text:s/>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RA:</text:span><text:span text:style-name="T10"><text:s/>22.119.001-0</text:span></text:p>
      <text:p text:style-name="PreformattedText"><text:span text:style-name="T11">Nome:</text:span><text:span text:style-name="T12"><text:s/>Gabriel Bueno<text:s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RA:</text:span><text:span text:style-name="T20"><text:s/>22.119.077-0</text:span></text:p>
      <text:p text:style-name="PreformattedText"><text:span text:style-name="T21">Nome:</text:span><text:span text:style-name="T22"><text:s/>Henrique Vital<text:s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RA:</text:span><text:span text:style-name="T30"><text:s/>22.119.078-8</text:span></text:p>
      <text:p text:style-name="PreformattedText"><text:span text:style-name="T31">Nome:</text:span><text:span text:style-name="T32"><text:s/>João Vitor Dias<text:s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RA:</text:span><text:span text:style-name="T40"><text:s/>22.119.006-9</text:span></text:p>
      <text:p text:style-name="PreformattedText"><text:span text:style-name="T41">Nome:</text:span><text:span text:style-name="T42"><text:s/>Weverson da Silva<text:s/>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RA:</text:span><text:span text:style-name="T50"><text:s/></text:span><text:span text:style-name="T51">22.119.004-4</text:span></text:p>
      <text:p text:style-name="P52"/>
      <text:p text:style-name="P53"/>
      <text:p text:style-name="P54">Etapa 1</text:p>
      <text:p text:style-name="P55"/>
      <text:list text:style-name="LFO2" text:continue-numbering="true">
        <text:list-item>
          <text:p text:style-name="P56">Descrição do Sistema</text:p>
          <text:list text:continue-numbering="true">
            <text:list-item>
              <text:p text:style-name="P57">Objetivo</text:p>
            </text:list-item>
          </text:list>
        </text:list-item>
      </text:list>
      <text:p text:style-name="P58"><text:span text:style-name="T59">O objetivo do sistema é modelar um banco de dados para um<text:s/></text:span><text:span text:style-name="T60">massively multiplayer online role-playing game</text:span><text:span text:style-name="T61"><text:s/>(MMORPG). Por motivos didáticos, focamos apenas no personagem e as informações que<text:s/></text:span><text:span text:style-name="T62">condizem com ele, como atributos, itens e habilidades.</text:span></text:p>
      <text:list text:style-name="LFO2" text:continue-numbering="true">
        <text:list-item>
          <text:list>
            <text:list-item>
              <text:p text:style-name="P63">Funcionalidades</text:p>
            </text:list-item>
          </text:list>
        </text:list-item>
      </text:list>
      <text:p text:style-name="P64">O sistema tem<text:s/>como<text:s/>função inicial o cadastro de novos personagens. Cada jogador escolhe a sua raça e a sua classe. Com base nisso, os atributos do personagem, a árvore de habilidades e os itens iniciais serão fornecidos. Todos os iniciantes começam com as mesmas características,<text:s/>que<text:s/>podem ser melhorados durante o jogo.</text:p>
      <text:p text:style-name="P65"><text:span text:style-name="T66">Além do usuário poder ver seus atributos e características, é possível checar os itens que ele carrega consigo e ver se ainda tem espaço para algo. Cada item apresenta informações diferentes. Os equipamentos<text:s/></text:span><text:span text:style-name="T67">(como</text:span><text:span text:style-name="T68"><text:s/>armadura e espada) mostram, dentre outras informações, a durabilidade e o bônus de ataque/defesa</text:span><text:span text:style-name="T69">, mas também alertam as aptidões que o equipamento exige para ser utilizado, por exemplo: Constituição maior que 15 para utilizar a espada gélida. Itens como Moeda e<text:s/></text:span><text:span text:style-name="T70">Drop</text:span><text:span text:style-name="T71"><text:s/>não podem ser usados em batalha, mas o jogador pode armazená-las para futuras trocas ou construções.</text:span></text:p>
      <text:p text:style-name="P72"><text:span text:style-name="T73">Um jogador pode ter vários aliados, sejam eles outros jogadores ou<text:s/></text:span><text:span text:style-name="T74">non-player character</text:span><text:span text:style-name="T75">s<text:s/></text:span><text:span text:style-name="T76">(NPCs)</text:span><text:span text:style-name="T77">. Caso sejam outros usuários, o jogador pode optar por adicioná-lo à lista de amigos</text:span><text:span text:style-name="T78"><text:s/>para que<text:s/></text:span><text:span text:style-name="T79">eles po</text:span><text:span text:style-name="T80">ssam</text:span><text:span text:style-name="T81"><text:s/>se ajudar em batalhas ou em troca de itens. Entretanto, será mais difícil ter um NPC nessa lista,<text:s/></text:span><text:span text:style-name="T82">pois</text:span><text:span text:style-name="T83"><text:s/>cada um deles precisa ser conquistado, e cada ação tomada influencia na<text:s/></text:span><text:span text:style-name="T84">Afinidade</text:span><text:span text:style-name="T85">,</text:span><text:span text:style-name="T86"><text:s/>que determina se ele será seu aliado ou tentará te matar</text:span><text:span text:style-name="T87">.</text:span></text:p>
      <text:p text:style-name="P88"><text:span text:style-name="T89"><text:s/></text:span></text:p>
      <text:p text:style-name="P90">2. Modelagem</text:p>
      <text:p text:style-name="P91"><text:span text:style-name="T92">É possível ver a modelagem em uma melhor qualidade no arquivo “</text:span><text:span text:style-name="T93">Modelo Entidade Relacionamento.svg</text:span><text:span text:style-name="T94">” ou clicando<text:s/></text:span><text:a xlink:href="../Modelo%20Entidade%20Relacionamento.svg" office:target-frame-name="_top" xlink:show="replace"><text:span text:style-name="T95">aqui</text:span></text:a><text:span text:style-name="T96">.</text:span></text:p>
      <text:p text:style-name="P97"/>
      <text:p text:style-name="P98">3. Definições</text:p>
      <text:p text:style-name="P99">Algumas definições das entidades e atributos</text:p>
      <text:soft-page-break/>
      <text:list text:style-name="LFO3" text:continue-numbering="true">
        <text:list-item>
          <text:list>
            <text:list-item>
              <text:p text:style-name="P100"><text:span text:style-name="T101">Entidade Raça: <text:s/></text:span><text:span text:style-name="T102">A espécie do<text:s/></text:span><text:span text:style-name="T103">personagem. Exemplo: Anão, Elfo, Humano, Ogro</text:span></text:p>
              <text:list text:continue-numbering="true">
                <text:list-item>
                  <text:p text:style-name="P104">Alinhamento: Linha de ética e moral que guia as atitudes de um personagem. Exemplo: benfeitor, malfeitor, rebelde, espírito livre.</text:p>
                </text:list-item>
              </text:list>
            </text:list-item>
            <text:list-item>
              <text:p text:style-name="P105"><text:span text:style-name="T106">Entidade Classe:<text:s/></text:span><text:span text:style-name="T107">A profissão do personagem. Exemplo: Atirador, Lutador, Feitice</text:span><text:span text:style-name="T108">iro, Mago, Assassino, Comerciante, Ferreiro.</text:span></text:p>
            </text:list-item>
            <text:list-item>
              <text:p text:style-name="P109"><text:span text:style-name="T110">Entidade Atributo:<text:s/></text:span><text:span text:style-name="T111">Atributos que nascem com o personagem, mas podem ser melhorados com o decorrer do jogo</text:span></text:p>
              <text:list text:continue-numbering="true">
                <text:list-item>
                  <text:p text:style-name="P112"><text:span text:style-name="T113">Agilidade: Com alta agilidade, o personagem tem mais chances de desviar de ataques e escapar de armadilha</text:span><text:span text:style-name="T114">s.</text:span></text:p>
                </text:list-item>
                <text:list-item>
                  <text:p text:style-name="P115"><text:span text:style-name="T116">Carisma: Com alto carisma, as pessoas estão mais propensas</text:span><text:span text:style-name="T117"><text:s/></text:span><text:span text:style-name="T118">a gostar de você.</text:span></text:p>
                </text:list-item>
                <text:list-item>
                  <text:p text:style-name="P119"><text:span text:style-name="T120">Constituição: Com alta constituição, atributos como vigor, saúde e condição físicas são melhoradas.</text:span></text:p>
                </text:list-item>
                <text:list-item>
                  <text:p text:style-name="P121"><text:span text:style-name="T122">Destreza: Com alta destreza, o personagem lidar melhor com armas, ferramenta</text:span><text:span text:style-name="T123">s e instrumentos delicados.</text:span></text:p>
                </text:list-item>
                <text:list-item>
                  <text:p text:style-name="P124"><text:span text:style-name="T125">Determinação: Com alta determinação, o personagem tem mais resistência à tortura psicológica, controle de mente entre outros.</text:span></text:p>
                </text:list-item>
                <text:list-item>
                  <text:p text:style-name="P126"><text:span text:style-name="T127">Força: Com alta força, o personagem tem mais força física, pode arremessar e carregar objetos mais pes</text:span><text:span text:style-name="T128">ados.</text:span></text:p>
                </text:list-item>
                <text:list-item>
                  <text:p text:style-name="P129"><text:span text:style-name="T130">Inteligência: Com alta inteligência, o personagem é dificilmente enganado, está mais apto a compreender o que está a sua volta e descobrir coisas novas.</text:span></text:p>
                </text:list-item>
                <text:list-item>
                  <text:p text:style-name="P131"><text:span text:style-name="T132">Percepção: Com alta percepção, o personagem consegue observar detalhes importantes no ambiente, c</text:span><text:span text:style-name="T133">omo detectar armadilhas e encontrar tesouros.</text:span></text:p>
                </text:list-item>
                <text:list-item>
                  <text:p text:style-name="P134"><text:span text:style-name="T135">Pontos: Servem para melhoras os atributos listados acima e outros citados na entidade</text:span></text:p>
                </text:list-item>
              </text:list>
            </text:list-item>
            <text:list-item>
              <text:p text:style-name="P136"><text:span text:style-name="T137">Entidade Consumível:<text:s/></text:span><text:span text:style-name="T138">São equipamentos utilizáveis do personagem:</text:span></text:p>
            </text:list-item>
          </text:list>
        </text:list-item>
      </text:list>
      <text:list text:style-name="LFO4" text:continue-numbering="true">
        <text:list-item>
          <text:p text:style-name="P139"><text:span text:style-name="T140">Entidade Suporte</text:span><text:span text:style-name="T141">: Itens que apenas influenciam o<text:s/></text:span><text:span text:style-name="T142">personagem. Exemplo: poções de cura, regeneração de mana entre outros.</text:span></text:p>
        </text:list-item>
        <text:list-item>
          <text:p text:style-name="P143"><text:span text:style-name="T144">Entidade Ofensiva:<text:s/></text:span><text:span text:style-name="T145">Itens de ataque, como granadas, poções e veneno.</text:span></text:p>
          <text:list text:continue-numbering="true">
            <text:list-item>
              <text:p text:style-name="P146"><text:span text:style-name="T147">Tipo de Dano:<text:s/></text:span><text:span text:style-name="T148">Dano Mágico, Dano Físico e Dano Elemental, Dano Venenoso, Dano Psicológico.</text:span></text:p>
            </text:list-item>
          </text:list>
        </text:list-item>
      </text:list>
      <text:list text:style-name="LFO3" text:continue-numbering="true">
        <text:list-item>
          <text:list>
            <text:list-item>
              <text:p text:style-name="P149"><text:span text:style-name="T150">Atributo Afinidade</text:span><text:span text:style-name="T151">: Pertenc</text:span><text:span text:style-name="T152">ente da entidade<text:s/></text:span><text:span text:style-name="T153">Não Jogável</text:span><text:span text:style-name="T154">, define o quanto o personagem gosta de você. Por exemplo, um personagem com afinidade = -8 não gosta de você, mas um com afinidade = 0 está neutro em relação a você, e escolherá um lado dependendo das decisões tomadas por você.</text:span></text:p>
            </text:list-item>
            <text:list-item>
              <text:p text:style-name="P155"><text:span text:style-name="T156">Atributos de Tipo</text:span><text:span text:style-name="T157">:</text:span><text:span text:style-name="T158"><text:s/></text:span></text:p>
            </text:list-item>
          </text:list>
        </text:list-item>
      </text:list>
      <text:list text:style-name="LFO5" text:continue-numbering="true">
        <text:list-item>
          <text:p text:style-name="P159"><text:span text:style-name="T160">Na entidade<text:s/></text:span><text:span text:style-name="T161">Inimigo</text:span><text:span text:style-name="T162">:<text:s/></text:span><text:span text:style-name="T163">Define qual o inimigo, exemplo: Comum, Elite, Comandante, General, Chefão.</text:span></text:p>
        </text:list-item>
        <text:list-item>
          <text:p text:style-name="P164"><text:span text:style-name="T165">Na entidade<text:s/></text:span><text:span text:style-name="T166">Drop</text:span><text:span text:style-name="T167">:<text:s/></text:span><text:span text:style-name="T168">O tipo de item recebido ao derrotar um inimigo. Exemplo: Garra de dragão, cabeça de caveira e coração congelado.</text:span></text:p>
        </text:list-item>
        <text:list-item>
          <text:p text:style-name="P169"><text:span text:style-name="T170">Na entid</text:span><text:span text:style-name="T171">ade<text:s/></text:span><text:span text:style-name="T172">Moeda</text:span><text:span text:style-name="T173">:<text:s/></text:span><text:span text:style-name="T174">Tipos de moedas, como ouro, bronze, ferro, prata.</text:span></text:p>
        </text:list-item>
      </text:list>
      <text:list text:style-name="LFO3" text:continue-numbering="true">
        <text:list-item>
          <text:list>
            <text:list-item>
              <text:p text:style-name="P175"><text:span text:style-name="T176">Atributo Bônus:<text:s/></text:span><text:span text:style-name="T177">Aumento de cada aptidão dos atributos da entidade<text:s/></text:span><text:span text:style-name="T178">Atributo</text:span></text:p>
            </text:list-item>
            <text:list-item>
              <text:p text:style-name="P179"><text:span text:style-name="T180">Atributo Requisitos:<text:s/></text:span><text:span text:style-name="T181">Pertencente da entidade<text:s/></text:span><text:span text:style-name="T182">Equipamento</text:span><text:span text:style-name="T183">. Representa os atributos necessário para possuir aquele<text:s/></text:span><text:span text:style-name="T184">equipamento. Por exemplo: Nível &gt;= 120 ou Força &gt;= 20.</text:span></text:p>
            </text:list-item>
          </text:list>
        </text:list-item>
      </text:list>
      <text:p text:style-name="P185"/>
      <text:p text:style-name="P186"/>
      <text:p text:style-name="P187"/>
      <text:p text:style-name="P1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>
      <style:text-properties fo:font-weight="normal" style:font-weight-asian="normal" style:font-weight-complex="normal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/>
    </style:style>
    <style:style style:name="WW_CharLFO1LVL1" style:family="text">
      <style:text-properties fo:font-weight="normal" style:font-weight-asian="normal" style:font-weight-complex="normal"/>
    </style:style>
    <style:style style:name="WW_CharLFO1LVL2" style:family="text">
      <style:text-properties fo:font-weight="normal" style:font-weight-asian="normal" style:font-weight-complex="normal"/>
    </style:style>
    <style:style style:name="WW_CharLFO1LVL3" style:family="text">
      <style:text-properties fo:font-weight="normal" style:font-weight-asian="normal" style:font-weight-complex="normal"/>
    </style:style>
    <style:style style:name="WW_CharLFO1LVL4" style:family="text">
      <style:text-properties fo:font-weight="normal" style:font-weight-asian="normal" style:font-weight-complex="normal"/>
    </style:style>
    <style:style style:name="WW_CharLFO1LVL5" style:family="text">
      <style:text-properties fo:font-weight="normal" style:font-weight-asian="normal" style:font-weight-complex="normal"/>
    </style:style>
    <style:style style:name="WW_CharLFO1LVL6" style:family="text">
      <style:text-properties fo:font-weight="normal" style:font-weight-asian="normal" style:font-weight-complex="normal"/>
    </style:style>
    <style:style style:name="WW_CharLFO1LVL7" style:family="text">
      <style:text-properties fo:font-weight="normal" style:font-weight-asian="normal" style:font-weight-complex="normal"/>
    </style:style>
    <style:style style:name="WW_CharLFO1LVL8" style:family="text">
      <style:text-properties fo:font-weight="normal" style:font-weight-asian="normal" style:font-weight-complex="normal"/>
    </style:style>
    <style:style style:name="WW_CharLFO1LVL9" style:family="text">
      <style:text-properties fo:font-weight="normal" style:font-weight-asian="normal" style:font-weight-complex="normal"/>
    </style:style>
    <text:list-style style:name="Numbering123" style:display-name="Numbering 123">
      <text:list-level-style-number text:level="1" text:style-name="WW_CharLFO1LVL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text:style-name="WW_CharLFO1LVL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text:style-name="WW_CharLFO1LVL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text:style-name="WW_CharLFO1LVL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text:style-name="WW_CharLFO1LVL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text:style-name="WW_CharLFO1LVL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text:style-name="WW_CharLFO1LVL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text:style-name="WW_CharLFO1LVL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text:style-name="WW_CharLFO1LVL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fo:font-weight="normal" style:font-weight-asian="normal" style:font-weight-complex="normal"/>
    </style:style>
    <style:style style:name="WW_CharLFO3LVL2" style:family="text">
      <style:text-properties fo:font-weight="normal" style:font-weight-asian="normal" style:font-weight-complex="normal"/>
    </style:style>
    <style:style style:name="WW_CharLFO3LVL3" style:family="text">
      <style:text-properties style:font-name="Symbol" fo:font-weight="normal" style:font-weight-asian="normal" style:font-weight-complex="normal"/>
    </style:style>
    <style:style style:name="WW_CharLFO3LVL4" style:family="text">
      <style:text-properties fo:font-weight="normal" style:font-weight-asian="normal" style:font-weight-complex="normal"/>
    </style:style>
    <style:style style:name="WW_CharLFO3LVL5" style:family="text">
      <style:text-properties fo:font-weight="normal" style:font-weight-asian="normal" style:font-weight-complex="normal"/>
    </style:style>
    <style:style style:name="WW_CharLFO3LVL6" style:family="text">
      <style:text-properties fo:font-weight="normal" style:font-weight-asian="normal" style:font-weight-complex="normal"/>
    </style:style>
    <style:style style:name="WW_CharLFO3LVL7" style:family="text">
      <style:text-properties fo:font-weight="normal" style:font-weight-asian="normal" style:font-weight-complex="normal"/>
    </style:style>
    <style:style style:name="WW_CharLFO3LVL8" style:family="text">
      <style:text-properties fo:font-weight="normal" style:font-weight-asian="normal" style:font-weight-complex="normal"/>
    </style:style>
    <style:style style:name="WW_CharLFO3LVL9" style:family="text">
      <style:text-properties fo:font-weight="normal" style:font-weight-asian="normal" style:font-weight-complex="norma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3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0416in" text:min-label-width="0.25in" text:list-level-position-and-space-mode="label-alignment">
          <style:list-level-label-alignment text:label-followed-by="listtab" fo:margin-left="5.2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everson da Silva Pereira</dc:creator>
    <meta:creation-date>2021-03-27T20:00:00Z</meta:creation-date>
    <dc:date>2021-03-31T00:52:00Z</dc:date>
    <meta:template xlink:href="Normal.dotm" xlink:type="simple"/>
    <meta:editing-cycles>5</meta:editing-cycles>
    <meta:editing-duration>PT12000S</meta:editing-duration>
    <meta:document-statistic meta:page-count="2" meta:paragraph-count="9" meta:word-count="743" meta:character-count="4747" meta:row-count="33" meta:non-whitespace-character-count="4013"/>
  </office:meta>
</office:document-meta>
</file>